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2">
      <style:graphic-properties draw:textarea-horizontal-align="justify" draw:textarea-vertical-align="middle" draw:auto-grow-height="false" fo:min-height="2.75cm" fo:min-width="7.5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textarea-horizontal-align="justify" draw:textarea-vertical-align="middle" draw:auto-grow-height="false" fo:min-height="2.75cm" fo:min-width="7cm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textarea-vertical-align="middle" fo:min-height="2.75cm" fo:min-width="5.5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draw:marker-start="" draw:marker-start-width="0.3cm" draw:marker-end="Arrowheads_20_4" draw:marker-end-width="0.3cm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75cm" fo:min-width="7.5cm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2.75cm" fo:min-width="9cm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textarea-vertical-align="middle" fo:min-height="2.75cm" fo:min-width="7.999cm" style:writing-mode="lr-tb" loext:decorative="false"/>
      <style:paragraph-properties style:writing-mode="lr-tb"/>
    </style:style>
    <style:style style:name="pr1" style:family="presentation" style:parent-style-name="Lights-title">
      <style:graphic-properties draw:textarea-horizontal-align="center"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Lights2-title">
      <style:graphic-properties fo:min-height="2.75cm" loext:decorative="false"/>
      <style:paragraph-properties style:writing-mode="lr-tb"/>
    </style:style>
    <style:style style:name="pr5" style:family="presentation" style:parent-style-name="Lights2-outline1">
      <style:graphic-properties fo:min-height="0.101cm" loext:decorative="false"/>
      <style:paragraph-properties style:writing-mode="lr-tb"/>
    </style:style>
    <style:style style:name="pr6" style:family="presentation" style:parent-style-name="Lights2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Lights2_5f_-title">
      <style:graphic-properties fo:min-height="2.75cm" loext:decorative="false"/>
      <style:paragraph-properties style:writing-mode="lr-tb"/>
    </style:style>
    <style:style style:name="pr8" style:family="presentation" style:parent-style-name="Lights2_5f_-outline1">
      <style:graphic-properties fo:min-height="0.101cm" loext:decorative="false"/>
      <style:paragraph-properties style:writing-mode="lr-tb"/>
    </style:style>
    <style:style style:name="pr9" style:family="presentation" style:parent-style-name="Lights2_5f_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Lights_5f_-subtitle">
      <style:graphic-properties draw:fill-color="#ffffff" draw:textarea-horizontal-align="center" fo:min-height="9.819cm" loext:decorative="false"/>
      <style:paragraph-properties style:writing-mode="lr-tb"/>
    </style:style>
    <style:style style:name="pr11" style:family="presentation" style:parent-style-name="Lights_5f_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/>
    </style:style>
    <style:style style:name="P5" style:family="paragraph">
      <style:paragraph-properties fo:margin-left="0cm" fo:margin-right="0cm" fo:margin-top="0cm" fo:margin-bottom="0.3cm" fo:line-height="100%" fo:text-align="center" fo:text-indent="0cm"/>
    </style:style>
    <style:style style:name="P6" style:family="paragraph">
      <style:paragraph-properties fo:margin-left="0cm" fo:margin-right="0cm" fo:margin-top="0cm" fo:margin-bottom="0.3cm" fo:line-height="100%" fo:text-align="center" fo:text-indent="0cm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loext:opacity="100%"/>
    </style:style>
    <style:style style:name="P10" style:family="paragraph">
      <style:text-properties fo:color="#000000" loext:opacity="100%" fo:background-color="#000000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<text:span text:style-name="T1">PATIENT MANAGEMENT SOFTWARE</text:span>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>FOR CEMA INTERNSHIP ASSIGNMENT</text:p>
            <text:p><text:span text:style-name="T2">Dennis Main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Approach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><text:span text:style-name="T3">API First Approach: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header>
            </text:list>
          </draw:text-box>
        </draw:frame>
        <draw:custom-shape draw:style-name="gr2" draw:text-style-name="P6" draw:layer="layout" svg:width="8cm" svg:height="3cm" svg:x="9.5cm" svg:y="5.5cm">
          <text:p text:style-name="P5"><text:span text:style-name="T3">Serialization of JSON </text:span></text:p>
          <text:p text:style-name="P5"><text:span text:style-name="T3">output on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5cm" svg:height="3cm" svg:x="15cm" svg:y="10.5cm">
          <text:p text:style-name="P5"><text:span text:style-name="T3">Deserialization on the </text:span></text:p>
          <text:p text:style-name="P5"><text:span text:style-name="T3">client to convert </text:span></text:p>
          <text:p text:style-name="P5"><text:span text:style-name="T3">to local typ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3cm" svg:x="6cm" svg:y="10.5cm">
          <text:p text:style-name="P5"><text:span text:style-name="T3">Serialization by </text:span></text:p>
          <text:p text:style-name="P5"><text:span text:style-name="T3">client then sent</text:span></text:p>
          <text:p text:style-name="P5"><text:span text:style-name="T3"><text:s/>back to server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4cm" svg:y1="8.5cm" svg:x2="17cm" svg:y2="10.5cm">
          <text:p/>
        </draw:line>
        <draw:line draw:style-name="gr6" draw:text-style-name="P8" draw:layer="layout" svg:x1="15cm" svg:y1="12cm" svg:x2="12cm" svg:y2="12cm">
          <text:p/>
        </draw:line>
        <draw:line draw:style-name="gr7" draw:text-style-name="P8" draw:layer="layout" svg:x1="10cm" svg:y1="10.5cm" svg:x2="12.5cm" svg:y2="8.5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ights2_5f_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Design</text:p>
          </draw:text-box>
        </draw:frame>
        <draw:frame presentation:style-name="pr8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><text:span text:style-name="T3">Model View Controller (MVC)</text:span></text:p>
                <text:list>
                  <text:list-header>
                    <text:p><text:span text:style-name="T3"/></text:p>
                  </text:list-header>
                  <text:list-item>
                    <text:p><text:span text:style-name="T3"/></text:p>
                  </text:list-item>
                </text:list>
              </text:list-header>
            </text:list>
          </draw:text-box>
        </draw:frame>
        <draw:custom-shape draw:style-name="gr8" draw:text-style-name="P6" draw:layer="layout" svg:width="8cm" svg:height="3cm" svg:x="9.5cm" svg:y="5.5cm">
          <text:p text:style-name="P5"><text:span text:style-name="T4">Model (data)</text:span></text:p>
          <text:p text:style-name="P5"><text:span text:style-name="T3">class Program, Patien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9.5cm" svg:height="3cm" svg:x="15cm" svg:y="10.5cm">
          <text:p text:style-name="P5"><text:span text:style-name="T4">View (presentation)</text:span></text:p>
          <text:p text:style-name="P5"><text:span text:style-name="T3">Patient(QTableView widget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.499cm" svg:height="3cm" draw:transform="skewX (-0.0010471975511966) rotate (-0.000872664625997356) translate (3.5cm 10.5cm)">
          <text:p text:style-name="P5"><text:span text:style-name="T4">Controller (business logic)</text:span></text:p>
          <text:p text:style-name="P5"><text:span text:style-name="T3">C++ model.appendRow()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4cm" svg:y1="8.5cm" svg:x2="10cm" svg:y2="10.5cm">
          <text:p/>
        </draw:line>
        <draw:line draw:style-name="gr6" draw:text-style-name="P8" draw:layer="layout" svg:x1="11.999cm" svg:y1="12cm" svg:x2="15cm" svg:y2="12cm">
          <text:p/>
        </draw:line>
        <draw:line draw:style-name="gr7" draw:text-style-name="P8" draw:layer="layout" svg:x1="19.5cm" svg:y1="10.5cm" svg:x2="14.5cm" svg:y2="8.5cm">
          <text:p/>
        </draw:lin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ights2_5f_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olution</text:p>
          </draw:text-box>
        </draw:frame>
        <draw:frame presentation:style-name="pr8" draw:text-style-name="P10" draw:layer="layout" svg:width="25cm" svg:height="10cm" svg:x="1.5cm" svg:y="4cm" presentation:class="outline" presentation:user-transformed="true">
          <draw:text-box>
            <text:list text:style-name="L2">
              <text:list-header>
                <text:p text:style-name="P9"><text:span text:style-name="T3">Front-End:</text:span></text:p>
                <text:list>
                  <text:list-item>
                    <text:p><text:span text:style-name="T3">C++ Qt: High performance native GUI’s. Cross platform, available on Windows, Mac, Linux and Android</text:span></text:p>
                  </text:list-item>
                </text:list>
              </text:list-header>
              <text:list-item>
                <text:p><text:span text:style-name="T3">Back-End:</text:span></text:p>
                <text:list>
                  <text:list-item>
                    <text:p><text:span text:style-name="T3">Django: Rapid development with python. Huge ecosystem of modules</text:span></text:p>
                  </text:list-item>
                </text:list>
              </text:list-item>
              <text:list-item>
                <text:p><text:span text:style-name="T3">CI:</text:span></text:p>
                <text:list>
                  <text:list-item>
                    <text:p><text:span text:style-name="T3">Github Actions: Safe, fast and efficient. Wide range of build platform support. With images for Linux, Windows and Ma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_5f_" presentation:presentation-page-layout-name="AL1T0">
        <office:forms form:automatic-focus="false" form:apply-design-mode="false"/>
        <draw:frame presentation:style-name="pr10" draw:text-style-name="P11" draw:layer="layout" svg:width="25.199cm" svg:height="9.819cm" svg:x="1.4cm" svg:y="3cm" presentation:class="subtitle" presentation:user-transformed="true">
          <draw:text-box>
            <text:p text:style-name="P7"><text:span text:style-name="T5">THANK </text:span></text:p>
            <text:p text:style-name="P7"><text:span text:style-name="T5">YOU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_5f_-background" style:display-name="Lights2_-background" style:family="presentation">
      <style:graphic-properties draw:stroke="none" draw:fill="none"/>
      <style:text-properties style:letter-kerning="true"/>
    </style:style>
    <style:style style:name="Lights2_5f_-backgroundobjects" style:display-name="Lights2_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_5f_-notes" style:display-name="Lights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_5f_-outline1" style:display-name="Lights2_-outline1" style:family="presentation">
      <style:graphic-properties draw:stroke="none" draw:fill="none" draw:auto-grow-height="false" draw:fit-to-size="false" style:shrink-to-fit="true">
        <text:list-style style:name="Lights2_5f_-outline1" style:display-name="Lights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_5f_-outline2" style:display-name="Lights2_-outline2" style:family="presentation" style:parent-style-name="Lights2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_5f_-outline3" style:display-name="Lights2_-outline3" style:family="presentation" style:parent-style-name="Lights2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_5f_-outline4" style:display-name="Lights2_-outline4" style:family="presentation" style:parent-style-name="Lights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_5f_-outline5" style:display-name="Lights2_-outline5" style:family="presentation" style:parent-style-name="Lights2_5f_-outline4">
      <style:paragraph-properties fo:margin-left="0cm" fo:margin-right="0cm" fo:margin-top="0cm" fo:margin-bottom="0.075cm" fo:text-indent="0cm"/>
    </style:style>
    <style:style style:name="Lights2_5f_-outline6" style:display-name="Lights2_-outline6" style:family="presentation" style:parent-style-name="Lights2_5f_-outline5"/>
    <style:style style:name="Lights2_5f_-outline7" style:display-name="Lights2_-outline7" style:family="presentation" style:parent-style-name="Lights2_5f_-outline6"/>
    <style:style style:name="Lights2_5f_-outline8" style:display-name="Lights2_-outline8" style:family="presentation" style:parent-style-name="Lights2_5f_-outline7"/>
    <style:style style:name="Lights2_5f_-outline9" style:display-name="Lights2_-outline9" style:family="presentation" style:parent-style-name="Lights2_5f_-outline8"/>
    <style:style style:name="Lights2_5f_-subtitle" style:display-name="Lights2_-subtitle" style:family="presentation">
      <style:graphic-properties draw:stroke="none" draw:fill="none" draw:textarea-vertical-align="middle">
        <text:list-style style:name="Lights2_5f_-subtitle" style:display-name="Lights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_5f_-title" style:display-name="Lights2_-title" style:family="presentation">
      <style:graphic-properties draw:stroke="none" draw:fill="none" draw:textarea-vertical-align="middle">
        <text:list-style style:name="Lights2_5f_-title" style:display-name="Lights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_5f_-background" style:display-name="Lights_-background" style:family="presentation">
      <style:graphic-properties draw:stroke="none" draw:fill="none" style:repeat="stretch"/>
      <style:text-properties style:letter-kerning="true"/>
    </style:style>
    <style:style style:name="Lights_5f_-backgroundobjects" style:display-name="Lights_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_5f_-notes" style:display-name="Ligh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_5f_-outline1" style:display-name="Lights_-outline1" style:family="presentation">
      <style:graphic-properties draw:stroke="none" draw:fill="none" draw:auto-grow-height="false" draw:fit-to-size="false" style:shrink-to-fit="true">
        <text:list-style style:name="Lights_5f_-outline1" style:display-name="Lights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_5f_-outline2" style:display-name="Lights_-outline2" style:family="presentation" style:parent-style-name="Lights_5f_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_5f_-outline3" style:display-name="Lights_-outline3" style:family="presentation" style:parent-style-name="Lights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_5f_-outline4" style:display-name="Lights_-outline4" style:family="presentation" style:parent-style-name="Lights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_5f_-outline5" style:display-name="Lights_-outline5" style:family="presentation" style:parent-style-name="Lights_5f_-outline4">
      <style:paragraph-properties fo:margin-left="0cm" fo:margin-right="0cm" fo:margin-top="0cm" fo:margin-bottom="0.075cm" fo:text-indent="0cm"/>
    </style:style>
    <style:style style:name="Lights_5f_-outline6" style:display-name="Lights_-outline6" style:family="presentation" style:parent-style-name="Lights_5f_-outline5"/>
    <style:style style:name="Lights_5f_-outline7" style:display-name="Lights_-outline7" style:family="presentation" style:parent-style-name="Lights_5f_-outline6"/>
    <style:style style:name="Lights_5f_-outline8" style:display-name="Lights_-outline8" style:family="presentation" style:parent-style-name="Lights_5f_-outline7"/>
    <style:style style:name="Lights_5f_-outline9" style:display-name="Lights_-outline9" style:family="presentation" style:parent-style-name="Lights_5f_-outline8"/>
    <style:style style:name="Lights_5f_-subtitle" style:display-name="Lights_-subtitle" style:family="presentation">
      <style:graphic-properties draw:stroke="none" draw:fill="none" draw:fill-image-width="0cm" draw:fill-image-height="0cm" draw:textarea-vertical-align="middle">
        <text:list-style style:name="Lights_5f_-subtitle" style:display-name="Light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_5f_-title" style:display-name="Lights_-title" style:family="presentation">
      <style:graphic-properties draw:stroke="none" draw:fill="none" draw:textarea-vertical-align="middle">
        <text:list-style style:name="Lights_5f_-title" style:display-name="Light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gr17" style:family="graphic" style:parent-style-name="Transparency_20_21">
      <style:graphic-properties fo:min-height="15.75cm" fo:min-width="28cm" loext:decorative="false"/>
    </style:style>
    <style:style style:name="Mgr18" style:family="graphic" style:parent-style-name="Lights">
      <style:graphic-properties fo:min-height="12.25cm" fo:min-width="28cm" loext:decorative="false"/>
    </style:style>
    <style:style style:name="Mgr19" style:family="graphic" style:parent-style-name="Lights_20_30">
      <style:graphic-properties fo:min-height="2.476cm" fo:min-width="2.83cm" loext:decorative="false"/>
    </style:style>
    <style:style style:name="Mgr20" style:family="graphic" style:parent-style-name="Lights_20_20">
      <style:graphic-properties fo:min-height="1.414cm" fo:min-width="1.414cm" loext:decorative="false"/>
    </style:style>
    <style:style style:name="Mgr21" style:family="graphic" style:parent-style-name="Lights_20_30">
      <style:graphic-properties draw:stroke="none" draw:fill="solid" draw:fill-color="#ffffff" draw:opacity="30%" fo:min-height="2.476cm" fo:min-width="2.83cm" loext:decorative="false"/>
    </style:style>
    <style:style style:name="Mgr22" style:family="graphic" style:parent-style-name="Lights_20_20">
      <style:graphic-properties draw:stroke="none" draw:fill="solid" draw:fill-color="#ffffff" draw:opacity="20%" fo:min-height="2.122cm" fo:min-width="2.476cm" loext:decorative="false"/>
    </style:style>
    <style:style style:name="Mgr23" style:family="graphic" style:parent-style-name="Lights_20_20">
      <style:graphic-properties draw:stroke="none" draw:fill="solid" draw:fill-color="#ffffff" draw:opacity="20%" fo:min-height="2.652cm" fo:min-width="2.83cm" loext:decorative="false"/>
    </style:style>
    <style:style style:name="Mgr24" style:family="graphic" style:parent-style-name="Lights_20_20">
      <style:graphic-properties draw:stroke="none" draw:fill="solid" draw:fill-color="#ffffff" draw:opacity="20%" fo:min-height="1.414cm" fo:min-width="1.414cm" loext:decorative="false"/>
    </style:style>
    <style:style style:name="Mgr25" style:family="graphic" style:parent-style-name="Lights_20_10">
      <style:graphic-properties draw:stroke="none" draw:fill="solid" draw:fill-color="#ffffff" draw:opacity="10%" fo:min-height="1.414cm" fo:min-width="1.414cm" loext:decorative="false"/>
    </style:style>
    <style:style style:name="Mgr26" style:family="graphic" style:parent-style-name="Lights_20_15">
      <style:graphic-properties draw:stroke="none" draw:fill="solid" draw:fill-color="#ffffff" draw:opacity="15%" fo:min-height="2.476cm" fo:min-width="3.182cm" loext:decorative="false"/>
    </style:style>
    <style:style style:name="Mgr27" style:family="graphic" style:parent-style-name="Lights_20_30">
      <style:graphic-properties draw:stroke="none" draw:fill="solid" draw:fill-color="#ffffff" draw:opacity="30%" fo:min-height="1.414cm" fo:min-width="1.414cm" loext:decorative="false"/>
    </style:style>
    <style:style style:name="Mgr28" style:family="graphic" style:parent-style-name="Lights_20_20">
      <style:graphic-properties draw:stroke="none" draw:fill="solid" draw:fill-color="#ffffff" draw:opacity="20%" fo:min-height="1.656cm" fo:min-width="2.122cm" loext:decorative="false"/>
    </style:style>
    <style:style style:name="Mgr29" style:family="graphic" style:parent-style-name="Lights_20_25">
      <style:graphic-properties draw:stroke="none" draw:fill="solid" draw:fill-color="#ffffff" draw:opacity="25%" fo:min-height="1.768cm" fo:min-width="1.768cm"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Lights2_5f_-backgroundobjects">
      <style:graphic-properties draw:fill="none" draw:fill-color="#ffffff" fo:min-height="1.09cm" loext:decorative="false"/>
      <style:paragraph-properties style:writing-mode="lr-tb"/>
    </style:style>
    <style:style style:name="Mpr11" style:family="presentation" style:parent-style-name="Lights2_5f_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12" style:family="presentation" style:parent-style-name="Lights2_5f_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Lights_5f_-backgroundobjects">
      <style:graphic-properties draw:fill="none" draw:fill-color="#ffffff" fo:min-height="1.09cm" loext:decorative="false"/>
      <style:paragraph-properties style:writing-mode="lr-tb"/>
    </style:style>
    <style:style style:name="Mpr14" style:family="presentation" style:parent-style-name="Lights_5f_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15" style:family="presentation" style:parent-style-name="Lights_5f_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_5f_" style:display-name="Lights2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7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8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9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0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_5f_-title" draw:layer="backgroundobjects" svg:width="25cm" svg:height="2.75cm" svg:x="1.5cm" svg:y="0.75cm" presentation:class="title" presentation:placeholder="true">
        <draw:text-box/>
      </draw:frame>
      <draw:frame presentation:style-name="Lights2_5f_-outline1" draw:layer="backgroundobjects" svg:width="25cm" svg:height="10cm" svg:x="1.5cm" svg:y="4cm" presentation:class="outline" presentation:placeholder="true">
        <draw:text-box/>
      </draw:frame>
      <draw:frame presentation:style-name="Mpr10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ights2_5f_-title" draw:layer="backgroundobjects" svg:width="17cm" svg:height="9.56cm" svg:x="2cm" svg:y="2.5cm" presentation:class="page"/>
        <draw:frame presentation:style-name="Lights2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_5f_" style:display-name="Lights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_5f_-title" draw:layer="backgroundobjects" svg:width="25cm" svg:height="2.75cm" svg:x="1.5cm" svg:y="4cm" presentation:class="title" presentation:placeholder="true">
        <draw:text-box/>
      </draw:frame>
      <draw:frame presentation:style-name="Lights_5f_-outline1" draw:layer="backgroundobjects" svg:width="25cm" svg:height="6cm" svg:x="1.5cm" svg:y="7.25cm" presentation:class="outline" presentation:placeholder="true">
        <draw:text-box/>
      </draw:frame>
      <draw:frame presentation:style-name="Mpr13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21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1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3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4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5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6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7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5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8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9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_5f_-title" draw:layer="backgroundobjects" svg:width="17cm" svg:height="9.56cm" svg:x="2cm" svg:y="2.5cm" presentation:class="page"/>
        <draw:frame presentation:style-name="Lights_5f_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6T23:23:27.031705121</meta:creation-date>
    <dc:description>This work is licensed under a Creative Commons 0 License.
It makes use of the works of kka_libo_design@ashisuto.co.jp.</dc:description>
    <meta:generator>LibreOffice/25.2.2.2$Linux_X86_64 LibreOffice_project/520$Build-2</meta:generator>
    <dc:title>Lights</dc:title>
    <meta:editing-duration>PT26M30S</meta:editing-duration>
    <meta:editing-cycles>13</meta:editing-cycles>
    <dc:date>2025-04-26T23:50:18.109423716</dc:date>
    <meta:document-statistic meta:object-count="143"/>
  </office:meta>
</office:document-meta>
</file>